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ustom"><text:span text:style-name="auto_d3969f71">📋 Contacts List</text:span></text:p>
      <text:p text:style-name="Standard"/>
      <text:p text:style-name="Standard"/>
      <text:p text:style-name="auto_3e493c3e"><text:tab/><text:span text:style-name="auto_f5356b41">Name</text:span><text:tab/><text:span text:style-name="auto_f5356b41">Role</text:span><text:tab/><text:span text:style-name="auto_f5356b41">Email</text:span><text:line-break/><text:tab/>Alice Smith<text:tab/>Developer<text:tab/>alice@example.com<text:line-break/><text:tab/>Bob Müller<text:tab/>Designer<text:tab/>bob@example.com<text:line-break/><text:tab/>Carol König<text:tab/>Project Manager<text:tab/>carol@example.com</text:p>
      <text:p text:style-name="Standard"/>
      <text:p text:style-name="Standard"/>
      <text:p text:style-name="auto_3e493c3e"><text:tab/><text:line-break/><text:tab/><text:line-break/><text:tab/><text:tab/><text:tab/>→ <text:a xlink:href="https://github.com/WaltDietzney/odt-template-engine" xlink:type="simple" xlink:show="new"><text:span text:style-name="auto_2784ddba">Company Website</text:span></text:a><text:line-break/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CenterPara" style:family="paragraph" style:parent-style-name="Standard" style:class="text">
      <style:paragraph-properties fo:text-align="center"/>
    </style:style>
    <style:style style:name="LeftPara" style:family="paragraph" style:parent-style-name="Standard" style:class="text">
      <style:paragraph-properties fo:text-align="left"/>
    </style:style>
    <style:style style:name="RightPara" style:family="paragraph" style:parent-style-name="Standard" style:class="text">
      <style:paragraph-properties fo:text-align="right"/>
    </style:style>
    <style:style style:name="auto_d3969f71" style:family="text" style:parent-style-name="Standard">
      <style:text-properties fo:font-weight="bold" fo:font-size="14pt"/>
    </style:style>
    <style:style style:name="auto_f5356b41" style:family="text" style:parent-style-name="Standard">
      <style:text-properties fo:font-weight="bold" style:text-underline-style="solid" style:text-underline-type="single" style:text-underline-width="auto"/>
    </style:style>
    <style:style style:name="Custom" style:family="paragraph" style:parent-style-name="Standard" style:class="text">
      <style:paragraph-properties fo:margin-top="1cm" fo:margin-bottom="0.5cm" fo:text-align="center"/>
    </style:style>
    <style:style style:name="auto_3e493c3e" style:family="paragraph" style:parent-style-name="Standard" style:class="text">
      <style:paragraph-properties>
        <style:tab-stops>
          <style:tab-stop style:position="3cm" style:type="left"/>
          <style:tab-stop style:position="8cm" style:type="center"/>
          <style:tab-stop style:position="16cm" style:type="right"/>
        </style:tab-stops>
      </style:paragraph-properties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22:32:09.680247123</meta:creation-date>
    <dc:date>2025-04-28T20:09:39.581880943</dc:date>
    <meta:editing-duration>PT4M45S</meta:editing-duration>
    <meta:editing-cycles>5</meta:editing-cycles>
    <meta:generator>LibreOffice/24.2.7.2$Linux_X86_64 LibreOffice_project/420$Build-2</meta:generator>
    <meta:keyword>contact list paragraph tab stops richtext template hyperlink</meta:keyword>
    <dc:coverage>An example showcasing how to format contact lists with paragraphs, tab stops, and hyperlinks.</dc:coverage>
    <dc:subject>Demonstration of Paragraphs and Tab Stops</dc:subject>
    <dc:title>Sample 7 Contacts List Example</dc:title>
    <meta:document-statistic meta:table-count="0" meta:image-count="0" meta:object-count="0" meta:page-count="1" meta:paragraph-count="1" meta:word-count="1" meta:character-count="18" meta:non-whitespace-character-count="18"/>
  </office:meta>
</office:document-meta>
</file>